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011" officeooo:paragraph-rsid="000d7011"/>
    </style:style>
    <style:style style:name="P2" style:family="paragraph" style:parent-style-name="Standard">
      <style:text-properties officeooo:paragraph-rsid="000d7011"/>
    </style:style>
    <style:style style:name="P3" style:family="paragraph" style:parent-style-name="Standard">
      <style:text-properties fo:font-style="normal" fo:font-weight="normal" officeooo:rsid="000d7011" officeooo:paragraph-rsid="000d701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rsid="000f1fa8" officeooo:paragraph-rsid="000f1fa8"/>
    </style:style>
    <style:style style:name="P5" style:family="paragraph" style:parent-style-name="Standard">
      <style:text-properties officeooo:paragraph-rsid="000f1fa8"/>
    </style:style>
    <style:style style:name="T1" style:family="text">
      <style:text-properties officeooo:rsid="000d7011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1fa8" style:font-style-asian="normal" style:font-weight-asian="normal" style:font-style-complex="normal" style:font-weight-complex="normal"/>
    </style:style>
    <style:style style:name="T11" style:family="text">
      <style:text-properties officeooo:rsid="000f1f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ALGORITMO ACORDAR</text:span></text:p>
      <text:p text:style-name="Standard"/>
      <text:p text:style-name="P1">1 – acordar</text:p>
      <text:p text:style-name="P1">2 – abrir os olhos</text:p>
      <text:p text:style-name="P2"><text:span text:style-name="T1">3 – apertar o despertador </text:span><text:span text:style-name="T11">para desliga-lo</text:span></text:p>
      <text:p text:style-name="P4">4 – pegar o celular</text:p>
      <text:p text:style-name="P1"><text:span text:style-name="T11">5</text:span> – <text:span text:style-name="T9">olhar a hora no celular</text:span></text:p>
      <text:p text:style-name="P1"><text:span text:style-name="T10">6</text:span><text:span text:style-name="T9"> – me espreguicar</text:span></text:p>
      <text:p text:style-name="P3"><text:span text:style-name="T11">7</text:span> – <text:span text:style-name="T11">sentar na cama</text:span></text:p>
      <text:p text:style-name="P3"><text:span text:style-name="T11">8 - levant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7:31:37.057072205</meta:creation-date>
    <dc:date>2023-08-01T17:45:41.283601422</dc:date>
    <meta:editing-duration>PT3M4S</meta:editing-duration>
    <meta:editing-cycles>1</meta:editing-cycles>
    <meta:document-statistic meta:table-count="0" meta:image-count="0" meta:object-count="0" meta:page-count="1" meta:paragraph-count="9" meta:word-count="34" meta:character-count="181" meta:non-whitespace-character-count="149"/>
    <meta:generator>LibreOffice/6.4.7.2$Linux_X86_64 LibreOffice_project/40$Build-2</meta:generator>
  </office:meta>
</office:document-meta>
</file>